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2pt"/>
    </style:style>
    <style:style style:name="P4" style:family="paragraph">
      <loext:graphic-properties draw:fill-color="#ffffff"/>
      <style:text-properties fo:font-size="22pt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text-properties fo:font-size="22pt" fo:font-weight="bold" style:font-size-asian="24pt" style:font-size-complex="24pt"/>
    </style:style>
    <style:style style:name="T1" style:family="text">
      <style:text-properties fo:font-size="22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nteger Multiplication and Division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eger multiplication<text:tab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The ARM ALU supports 32 and 64 bit integer multiplication:</text:p>
              </text:list-item>
              <text:list-item>
                <text:p/>
              </text:list-item>
              <text:list-item>
                <text:p>MUL Xd, Xr, Xs</text:p>
              </text:list-item>
              <text:list-item>
                <text:p/>
              </text:list-item>
              <text:list-item>
                <text:p>Computes the signed multiplication of Xr and Xs, and places the product in Xd. <text:s/>Can also use W registers.</text:p>
              </text:list-item>
              <text:list-item>
                <text:p/>
              </text:list-item>
              <text:list-item>
                <text:p>However, the documentation shows that MUL is really an alias of MADD. <text:s/>What is MADD?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sed Multiply-Add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MADD stands for Multiply Add. <text:s/>MADD Xd, Xr, Xs, Xt computes</text:p>
              </text:list-item>
              <text:list-item>
                <text:p/>
              </text:list-item>
              <text:list-item>
                <text:p>Xd ← Xr*Xs+Xt</text:p>
              </text:list-item>
              <text:list-item>
                <text:p/>
              </text:list-item>
              <text:list-item>
                <text:p>MUL is the special case where Xt = Xzr, i.e. the zero register.</text:p>
              </text:list-item>
              <text:list-item>
                <text:p/>
              </text:list-item>
              <text:list-item>
                <text:p>Why is this operation useful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sed Multiply Add: Why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Multiply with accumulation allows us to accelerate common operations.</text:p>
              </text:list-item>
              <text:list-item>
                <text:p/>
              </text:list-item>
              <text:list-item>
                <text:p>Example: suppose f(x) = x^3+x^2+x+1, and we wish to compute f(3).</text:p>
              </text:list-item>
              <text:list-item>
                <text:p/>
              </text:list-item>
              <text:list-item>
                <text:p>“Usual” way: 3*3*3 = 27, 3*3 = 9, so answer is 27+9+3+1 = 40, using 4 multiplications and 3 adds, along with (probably) temp storag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sed Multiply Add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Instead, write x^3+x^2+x+1 as</text:p>
              </text:list-item>
              <text:list-item>
                <text:p>1+x(1+x(1+x)). <text:s/>We then compute 1+3*1=4, then</text:p>
              </text:list-item>
              <text:list-item>
                <text:p>1+3(4)=13, then</text:p>
              </text:list-item>
              <text:list-item>
                <text:p>1+3(13) = 40</text:p>
              </text:list-item>
              <text:list-item>
                <text:p>This took 3 fused multiply/adds.</text:p>
              </text:list-item>
              <text:list-item>
                <text:p/>
              </text:list-item>
              <text:list-item>
                <text:p>This may not seem all that great, but imagine if we had a polynomial of larger degre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rner’s Rul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f(x) = a0 + a1*x + a2*x^2 + … + an*x^n</text:p>
              </text:list-item>
              <text:list-item>
                <text:p>=a0+x*(a1+x*(a2+x*(a3+x*…</text:p>
              </text:list-item>
              <text:list-item>
                <text:p/>
              </text:list-item>
              <text:list-item>
                <text:p>Allows a polynomial to be evaluated with n MADD type operations, and hence is O(n)</text:p>
              </text:list-item>
              <text:list-item>
                <text:p/>
                <text:p>Regular way is:</text:p>
              </text:list-item>
              <text:list-item>
                <text:p>n+(n-1)+...+1 multiplications + n additions= n^2+n = O(n^2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sed Multiply Add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There is also a variation: MSUB.</text:p>
              </text:list-item>
              <text:list-item>
                <text:p/>
              </text:list-item>
              <text:list-item>
                <text:p>MSUB Xd, Xr, Xs, Xa performs</text:p>
              </text:list-item>
              <text:list-item>
                <text:p>Xd ← Xa-Xr*X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vis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ARM also gives us an integer division operation:</text:p>
              </text:list-item>
              <text:list-item>
                <text:p/>
              </text:list-item>
              <text:list-item>
                <text:p>UDIV Xd, Xn,Xm performs unsigned division Xd ← Xn/Xm, discarding remainder. <text:s/>SDIV does signed.</text:p>
              </text:list-item>
              <text:list-item>
                <text:p>So, for example, 5/2 = 2, since the remainder is 1 and this is discarded.<text:line-break/><text:line-break/>WARNING: division by 0 returns 0. <text:s/>This means you need to do error checking yourself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mainders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What if we want the remainder? <text:s/>Combine the two. <text:s/>Suppose we wanted to compute 5%2 = 1:</text:p>
              </text:list-item>
              <text:list-item>
                <text:p>Place 5 in X1, 2 in X2. <text:s/></text:p>
                <text:p>Perform UDIV X3, X1, X2. <text:s/>X3 is now 2.</text:p>
              </text:list-item>
              <text:list-item>
                <text:p>Perform MSUB X0,X2,X3,X1</text:p>
              </text:list-item>
              <text:list-item>
                <text:p>This computes</text:p>
              </text:list-item>
              <text:list-item>
                <text:p>X0 ← X1-X2*X3 = 5-2*2 = 5-4 = 1, which is the correct remainder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mo tim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Demo 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cursion</text:p>
          </draw:text-box>
        </draw:frame>
        <draw:frame presentation:style-name="pr2" draw:text-style-name="P4" draw:layer="layout" svg:width="25.5cm" svg:height="7cm" svg:x="1.5cm" svg:y="13cm" presentation:class="subtitle" presentation:user-transformed="true">
          <draw:text-box>
            <text:p text:style-name="P3">To understand recursion, you must first understand recursion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curs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Recall that recursion is a self-referential process. <text:s/>For us this means a function that calls itself.</text:p>
              </text:list-item>
              <text:list-item>
                <text:p/>
              </text:list-item>
              <text:list-item>
                <text:p>Good examples: factorial function, Fibonacci numbers, Towers of Hanoi</text:p>
              </text:list-item>
              <text:list-item>
                <text:p/>
              </text:list-item>
              <text:list-item>
                <text:p>We’ll use the factorial function as an examp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actorial: C code</text:p>
          </draw:text-box>
        </draw:frame>
        <draw:frame presentation:style-name="Alizarin-outline1" draw:text-style-name="P6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6"><text:span text:style-name="T1">#include&lt;stdio.h&gt;</text:span></text:p>
              </text:list-item>
              <text:list-item>
                <text:p text:style-name="P6"><text:span text:style-name="T1"/></text:p>
              </text:list-item>
              <text:list-item>
                <text:p text:style-name="P6"><text:span text:style-name="T1">int fac(int n){</text:span></text:p>
                <text:list>
                  <text:list-item>
                    <text:p text:style-name="P6"><text:span text:style-name="T1">if(n==1){</text:span></text:p>
                    <text:list>
                      <text:list-item>
                        <text:p text:style-name="P6"><text:span text:style-name="T1">return 1;</text:span></text:p>
                      </text:list-item>
                    </text:list>
                  </text:list-item>
                  <text:list-item>
                    <text:p text:style-name="P6"><text:span text:style-name="T1">}</text:span></text:p>
                  </text:list-item>
                  <text:list-item>
                    <text:p text:style-name="P6"><text:span text:style-name="T1">else{</text:span></text:p>
                    <text:list>
                      <text:list-item>
                        <text:p text:style-name="P6"><text:span text:style-name="T1">return n*fac(n-1);</text:span></text:p>
                      </text:list-item>
                    </text:list>
                  </text:list-item>
                  <text:list-item>
                    <text:p text:style-name="P6"><text:span text:style-name="T1">}</text:span></text:p>
                  </text:list-item>
                </text:list>
              </text:list-item>
              <text:list-item>
                <text:p text:style-name="P6"><text:span text:style-name="T1">}</text:span></text:p>
              </text:list-item>
              <text:list-item>
                <text:p text:style-name="P6"><text:span text:style-name="T1"/></text:p>
              </text:list-item>
              <text:list-item>
                <text:p text:style-name="P6"><text:span text:style-name="T1">int main(void){</text:span></text:p>
                <text:list>
                  <text:list-item>
                    <text:p text:style-name="P6"><text:span text:style-name="T1">int number = 5;</text:span></text:p>
                  </text:list-item>
                  <text:list-item>
                    <text:p text:style-name="P6"><text:span text:style-name="T1">int answer = 0;</text:span></text:p>
                  </text:list-item>
                  <text:list-item>
                    <text:p text:style-name="P6"><text:span text:style-name="T1">answer = fac(5);</text:span></text:p>
                  </text:list-item>
                  <text:list-item>
                    <text:p text:style-name="P6"><text:span text:style-name="T1">printf("%d\n",answer);</text:span></text:p>
                  </text:list-item>
                  <text:list-item>
                    <text:p text:style-name="P6"><text:span text:style-name="T1">return 0;</text:span></text:p>
                  </text:list-item>
                </text:list>
              </text:list-item>
              <text:list-item>
                <text:p text:style-name="P6"><text:span text:style-name="T1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actorial: GCC produced Assembl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Let’s look at the GCC produced assembly code.</text:p>
              </text:list-item>
              <text:list-item>
                <text:p/>
              </text:list-item>
              <text:list-item>
                <text:p>Takeaways: notice BL, stack use, labe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4T15:12:11.405878434</meta:creation-date>
    <meta:editing-duration>PT52M48S</meta:editing-duration>
    <meta:editing-cycles>10</meta:editing-cycles>
    <meta:generator>LibreOffice/6.0.7.3$Linux_X86_64 LibreOffice_project/00m0$Build-3</meta:generator>
    <dc:title>Alizarin</dc:title>
    <dc:date>2020-10-05T20:00:27.750597688</dc:date>
    <meta:document-statistic meta:object-count="93"/>
  </office:meta>
</office:document-meta>
</file>